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="none" loext:fill-use-slide-background="false" draw:textarea-horizontal-align="justify" draw:textarea-vertical-align="middle" draw:auto-grow-height="false" fo:min-height="11.514cm" fo:min-width="10.704cm" fo:padding-top="0.166cm" fo:padding-bottom="0.166cm" fo:padding-left="0.291cm" fo:padding-right="0.291cm" loext:decorative="false"/>
    </style:style>
    <style:style style:name="gr2" style:family="graphic" style:parent-style-name="Arrow_20_Line" style:list-style-name="L1">
      <style:graphic-properties draw:textarea-vertical-align="middle" draw:line-distance="2.8cm" draw:placing="below" loext:decorative="false"/>
      <style:paragraph-properties style:writing-mode="lr-tb"/>
    </style:style>
    <style:style style:name="gr3" style:family="graphic" style:parent-style-name="Arrow_20_Line" style:list-style-name="L1">
      <style:graphic-properties draw:textarea-vertical-align="middle" draw:line-distance="1.68cm" loext:decorative="false"/>
      <style:paragraph-properties style:writing-mode="lr-tb"/>
    </style:style>
    <style:style style:name="gr4" style:family="graphic" style:parent-style-name="Arrow_20_Line" style:list-style-name="L1">
      <style:graphic-properties draw:textarea-vertical-align="middle" draw:line-distance="2.5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4.5cm" fo:min-width="2cm" fo:padding-top="0.178cm" fo:padding-bottom="0.178cm" fo:padding-left="0.303cm" fo:padding-right="0.303cm" loext:decorative="false"/>
    </style:style>
    <style:style style:name="gr6" style:family="graphic" style:parent-style-name="Arrow_20_Line">
      <style:graphic-properties draw:textarea-vertical-align="middle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25cm" fo:min-width="0.5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dash" draw:stroke-dash="Dot" svg:stroke-width="0.081cm" svg:stroke-color="#000000" draw:marker-start-width="0.321cm" draw:marker-end-width="0.321cm" svg:stroke-linecap="butt" draw:fill="none" loext:fill-use-slide-background="false" draw:textarea-horizontal-align="justify" draw:textarea-vertical-align="middle" draw:auto-grow-height="false" fo:min-height="0.458cm" fo:min-width="0.208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dash" draw:stroke-dash="Dot" svg:stroke-width="0.081cm" svg:stroke-color="#000000" draw:marker-start-width="0.321cm" draw:marker-end-width="0.321cm" svg:stroke-linecap="butt" draw:fill="none" loext:fill-use-slide-background="false" draw:textarea-horizontal-align="justify" draw:textarea-vertical-align="middle" draw:auto-grow-height="false" fo:min-height="0.378cm" fo:min-width="0.128cm" fo:padding-top="0.165cm" fo:padding-bottom="0.165cm" fo:padding-left="0.29cm" fo:padding-right="0.29cm" loext:decorative="false"/>
    </style:style>
    <style:style style:name="gr11" style:family="graphic" style:parent-style-name="Arrow_20_Line" style:list-style-name="L1">
      <style:graphic-properties draw:textarea-vertical-align="middle" draw:line-distance="5.086cm" draw:start-guide="-0.022cm" draw:end-guide="0.1cm" loext:decorative="fals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4.166cm" loext:decorative="fals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4.225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1.394cm" fo:min-width="0.644cm" fo:padding-top="0.178cm" fo:padding-bottom="0.178cm" fo:padding-left="0.303cm" fo:padding-right="0.303cm" loext:decorative="false"/>
    </style:style>
    <style:style style:name="gr15" style:family="graphic" style:parent-style-name="Arrow_20_Line" style:list-style-name="L1">
      <style:graphic-properties draw:textarea-vertical-align="middle" draw:line-distance="5.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cm" svg:height="21cm" draw:transform="rotate (1.5707963267949) translate (10.5cm 24.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measure draw:style-name="gr2" draw:text-style-name="P3" draw:layer="measurelines" svg:x1="10.5cm" svg:y1="4.25cm" svg:x2="10.5cm" svg:y2="24.25cm">
          <text:p text:style-name="P2">88.5cm</text:p>
        </draw:measure>
        <draw:measure draw:style-name="gr3" draw:text-style-name="P3" draw:layer="measurelines" svg:x1="10.5cm" svg:y1="4.25cm" svg:x2="31.5cm" svg:y2="9.5cm">
          <text:p text:style-name="P2">78.5cm</text:p>
        </draw:measure>
        <draw:measure draw:style-name="gr4" draw:text-style-name="P3" draw:layer="measurelines" svg:x1="31.5cm" svg:y1="9.25cm" svg:x2="31.5cm" svg:y2="19.25cm">
          <text:p text:style-name="P2">72.5cm</text:p>
        </draw:measure>
        <draw:custom-shape draw:style-name="gr5" draw:text-style-name="P1" draw:layer="layout" svg:width="2.5cm" svg:height="4.75cm" svg:x="19.5cm" svg:y="11.25cm">
          <text:p/>
          <draw:enhanced-geometry svg:viewBox="0 0 21600 21600" draw:type="rectangle" draw:enhanced-path="M 0 0 L 21600 0 21600 21600 0 21600 0 0 Z N"/>
        </draw:custom-shape>
        <draw:measure draw:style-name="gr6" draw:text-style-name="P4" draw:layer="measurelines" svg:x1="19.5cm" svg:y1="11.25cm" svg:x2="22cm" svg:y2="11.25cm">
          <text:p text:style-name="P2">18cm</text:p>
        </draw:measure>
        <draw:measure draw:style-name="gr6" draw:text-style-name="P4" draw:layer="measurelines" svg:x1="22.25cm" svg:y1="11.25cm" svg:x2="22.25cm" svg:y2="16cm">
          <text:p text:style-name="P2">25cm</text:p>
        </draw:measure>
        <draw:custom-shape draw:style-name="gr7" draw:text-style-name="P1" draw:layer="layout" svg:width="1cm" svg:height="0.5cm" svg:x="20.25cm" svg:y="15.75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627cm" svg:height="0.962cm" draw:transform="rotate (1.5707963267949) translate (10.75cm 15.127cm)">
          <draw:text-box>
            <text:p><text:span text:style-name="T1">T Logo</text:span></text:p>
          </draw:text-box>
        </draw:frame>
        <draw:custom-shape draw:style-name="gr9" draw:text-style-name="P1" draw:layer="layout" svg:width="1cm" svg:height="1cm" svg:x="17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cm" svg:x="23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cm" svg:height="1cm" svg:x="17.751cm" svg:y="21.10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0" draw:text-style-name="P1" draw:layer="layout" svg:width="1cm" svg:height="1cm" svg:x="23.501cm" svg:y="19.60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measure draw:style-name="gr11" draw:text-style-name="P3" draw:layer="measurelines" svg:x1="18.25cm" svg:y1="8.25cm" svg:x2="23.75cm" svg:y2="9.5cm">
          <text:p text:style-name="P2">29.5cm</text:p>
        </draw:measure>
        <draw:measure draw:style-name="gr12" draw:text-style-name="P3" draw:layer="measurelines" svg:x1="18.25cm" svg:y1="21.5cm" svg:x2="10.25cm" svg:y2="23.5cm">
          <text:p text:style-name="P2">23.5cm</text:p>
        </draw:measure>
        <draw:measure draw:style-name="gr13" draw:text-style-name="P3" draw:layer="layout" svg:x1="31.25cm" svg:y1="18.25cm" svg:x2="23.851cm" svg:y2="20.101cm">
          <text:p text:style-name="P2">23.5cm</text:p>
        </draw:measure>
        <draw:custom-shape draw:style-name="gr14" draw:text-style-name="P1" draw:layer="layout" svg:width="1.25cm" svg:height="1.75cm" svg:x="30.25cm" svg:y="13.25cm">
          <text:p/>
          <draw:enhanced-geometry svg:viewBox="0 0 21600 21600" draw:type="rectangle" draw:enhanced-path="M 0 0 L 21600 0 21600 21600 0 21600 0 0 Z N"/>
        </draw:custom-shape>
        <draw:measure draw:style-name="gr15" draw:text-style-name="P3" draw:layer="measurelines" svg:x1="31.5cm" svg:y1="15cm" svg:x2="31.5cm" svg:y2="19.23cm">
          <text:p text:style-name="P2">35cm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8T13:25:46.035000000</meta:creation-date>
    <dc:date>2024-08-08T13:33:05.943000000</dc:date>
    <meta:editing-duration>PT7M19S</meta:editing-duration>
    <meta:editing-cycles>3</meta:editing-cycles>
    <meta:generator>LibreOffice/7.6.4.1$Windows_X86_64 LibreOffice_project/e19e193f88cd6c0525a17fb7a176ed8e6a3e2aa1</meta:generator>
    <meta:document-statistic meta:object-count="18"/>
  </office:meta>
</office:document-meta>
</file>